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85e4" officeooo:paragraph-rsid="000d85e4"/>
    </style:style>
    <style:style style:name="P2" style:family="paragraph" style:parent-style-name="Standard">
      <style:text-properties officeooo:rsid="000e4e84" officeooo:paragraph-rsid="000e4e84"/>
    </style:style>
    <style:style style:name="P3" style:family="paragraph" style:parent-style-name="Standard">
      <style:text-properties officeooo:rsid="000fe65a" officeooo:paragraph-rsid="000fe65a"/>
    </style:style>
    <style:style style:name="P4" style:family="paragraph" style:parent-style-name="Standard">
      <style:text-properties officeooo:rsid="000fe65a" officeooo:paragraph-rsid="00115e6f"/>
    </style:style>
    <style:style style:name="P5" style:family="paragraph" style:parent-style-name="Standard">
      <style:text-properties officeooo:rsid="00115e6f" officeooo:paragraph-rsid="00115e6f"/>
    </style:style>
    <style:style style:name="P6" style:family="paragraph" style:parent-style-name="Standard">
      <style:text-properties officeooo:rsid="00115e6f" officeooo:paragraph-rsid="001179a1"/>
    </style:style>
    <style:style style:name="P7" style:family="paragraph" style:parent-style-name="Standard">
      <style:text-properties officeooo:rsid="001179a1" officeooo:paragraph-rsid="001179a1"/>
    </style:style>
    <style:style style:name="P8" style:family="paragraph" style:parent-style-name="Standard">
      <style:text-properties fo:font-size="14pt" fo:font-weight="bold" officeooo:rsid="000d85e4" officeooo:paragraph-rsid="000d85e4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1e499" officeooo:paragraph-rsid="0011e499"/>
    </style:style>
    <style:style style:name="P10" style:family="paragraph" style:parent-style-name="Standard">
      <style:text-properties officeooo:rsid="001342be" officeooo:paragraph-rsid="001342be"/>
    </style:style>
    <style:style style:name="P11" style:family="paragraph" style:parent-style-name="Standard">
      <style:text-properties officeooo:rsid="00115e6f" officeooo:paragraph-rsid="00115e6f"/>
    </style:style>
    <style:style style:name="P12" style:family="paragraph" style:parent-style-name="Standard">
      <style:text-properties officeooo:rsid="000e4e84" officeooo:paragraph-rsid="0017ed4c"/>
    </style:style>
    <style:style style:name="P13" style:family="paragraph" style:parent-style-name="Standard">
      <style:text-properties officeooo:rsid="000e4e84" officeooo:paragraph-rsid="000e4e84"/>
    </style:style>
    <style:style style:name="P14" style:family="paragraph" style:parent-style-name="Standard">
      <style:text-properties officeooo:rsid="0017ed4c" officeooo:paragraph-rsid="0017ed4c"/>
    </style:style>
    <style:style style:name="P15" style:family="paragraph" style:parent-style-name="Standard">
      <style:text-properties officeooo:rsid="001342be" officeooo:paragraph-rsid="001342be"/>
    </style:style>
    <style:style style:name="P16" style:family="paragraph" style:parent-style-name="Preformatted_20_Text">
      <style:text-properties officeooo:rsid="00066d28" officeooo:paragraph-rsid="0017ed4c"/>
    </style:style>
    <style:style style:name="T1" style:family="text">
      <style:text-properties officeooo:rsid="000e4e84"/>
    </style:style>
    <style:style style:name="T2" style:family="text">
      <style:text-properties officeooo:rsid="00115e6f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179a1"/>
    </style:style>
    <style:style style:name="T5" style:family="text">
      <style:text-properties officeooo:rsid="001179a1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342be"/>
    </style:style>
    <style:style style:name="T8" style:family="text">
      <style:text-properties officeooo:rsid="001342be"/>
    </style:style>
    <style:style style:name="T9" style:family="text">
      <style:text-properties officeooo:rsid="0014253f"/>
    </style:style>
    <style:style style:name="T10" style:family="text">
      <style:text-properties officeooo:rsid="001722ff"/>
    </style:style>
    <style:style style:name="T11" style:family="text">
      <style:text-properties officeooo:rsid="0017ed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W2</text:p>
      <text:p text:style-name="P8"/>
      <text:p text:style-name="P8">Yi Xue <text:s/>03/2<text:span text:style-name="T10">2</text:span>/2016</text:p>
      <text:p text:style-name="P8"/>
      <text:p text:style-name="P1">1. (a) <text:s/>I can set the middle point between K1 and K2/K3, or K1/K2 and K3, can calculate the processed results on that point from both sides.</text:p>
      <text:p text:style-name="P1"/>
      <text:p text:style-name="P1">(b) <text:s/>One side requires 2^112 keys, the other side requires 2^56 keys. </text:p>
      <text:p text:style-name="P1"/>
      <text:p text:style-name="P1">(c) <text:s/>(2^112 + 2 ^56) * 64 bit , the dominant one is 2^112. <text:s text:c="2"/>2^10 is approximately 10^3, <text:s/>2^112 is about 10^33, <text:s/>1TB is 10^12 bytes, <text:s text:c="5"/>10^33 * 64 bit (8 Byte) <text:s text:c="2"/>= 8 * 10 ^21 TB <text:s/>, so total requires about 10^22 TB. </text:p>
      <text:p text:style-name="P1"/>
      <text:p text:style-name="P1"/>
      <text:p text:style-name="P1">2. <text:span text:style-name="T1">(a) <text:s/>Assume A already sent request to talk to B</text:span></text:p>
      <text:p text:style-name="P1"/>
      <text:p text:style-name="P12">(b) <text:s/><text:span text:style-name="T11">B can send a challenging nonce to A , and if A can get it correctly and confirm it to B, then A is validated. <text:s/></text:span></text:p>
      <text:p text:style-name="P12"/>
      <text:p text:style-name="P12"><text:span text:style-name="T10">B wanted to confirm A is on the other side, B would send a nonce , encrypted with A's public key, <text:s/>and send it out, after A got it, he would retrieve it, and pack it with other optional info, and encrypted them with B's public key , and sent back to B. After B got it, and he could validate it with the nonce he sent. </text:span></text:p>
      <text:p text:style-name="P1"><text:s text:c="2"/></text:p>
      <text:p text:style-name="P2">(c) <text:s text:c="2"/>(i) <text:s/><text:span text:style-name="T11">B sent a nonce to A, encrypted with A's public key</text:span></text:p>
      <text:p text:style-name="P2">(ii) <text:s/><text:span text:style-name="T11">A got it, and extracted the nonce using the private key, then sent it back to B, encrypted with B's public key</text:span></text:p>
      <text:p text:style-name="P14">(iii) B got the returned message, then decrypted and confirmed the nonce was correct, A was validated.</text:p>
      <text:p text:style-name="P2"/>
      <text:p text:style-name="P3">3.(a)</text:p>
      <text:p text:style-name="P3"><text:s text:c="3"/><text:span text:style-name="T2">6 ^ 1 mod 11 = 6</text:span></text:p>
      <text:p text:style-name="P3"><text:s text:c="3"/><text:span text:style-name="T2">6 ^ 2 mod 11 = 3</text:span></text:p>
      <text:p text:style-name="P5"><text:s text:c="3"/>6 ^ 3 mod 11 = 7</text:p>
      <text:p text:style-name="P4"><text:s text:c="3"/><text:span text:style-name="T2">6 ^ 4 mod 11 = 9</text:span></text:p>
      <text:p text:style-name="P5"><text:s text:c="3"/>6 ^ 5 mod 11 = 10</text:p>
      <text:p text:style-name="P4"><text:s text:c="3"/><text:span text:style-name="T2">6 ^ 6 mod 11 = 5</text:span></text:p>
      <text:p text:style-name="P5"><text:s text:c="3"/>6 ^ 7 mod 11 = 8</text:p>
      <text:p text:style-name="P4"><text:s text:c="3"/><text:span text:style-name="T2">6 ^ 8 mod 11 = 4</text:span></text:p>
      <text:p text:style-name="P4"><text:s text:c="3"/><text:span text:style-name="T2">6 ^ 9 mod 11 = 2</text:span></text:p>
      <text:p text:style-name="P4"><text:s text:c="3"/><text:span text:style-name="T2">6 ^ 10 mod 11 = 1</text:span></text:p>
      <text:p text:style-name="P4"><text:s text:c="3"/><text:span text:style-name="T2">The remainders range from 1-10 and are non-repetitive. Thus 6 is the primitive root of 11. </text:span></text:p>
      <text:p text:style-name="P4"/>
      <text:p text:style-name="P5">(b) <text:s/>Y<text:span text:style-name="T3">A</text:span> = a ^ X<text:span text:style-name="T3">A </text:span>mod q </text:p>
      <text:p text:style-name="P5"><text:s text:c="7"/>5 = 6 ^ X<text:span text:style-name="T3">A</text:span> mod 11</text:p>
      <text:p text:style-name="P5"><text:s text:c="7"/>from (a), X<text:span text:style-name="T3">A</text:span> = 6</text:p>
      <text:p text:style-name="P5"/>
      <text:p text:style-name="P6">(c) <text:s text:c="2"/>Y<text:span text:style-name="T4">B</text:span> = a ^ X<text:span text:style-name="T4">B </text:span>mod q </text:p>
      <text:p text:style-name="P6"><text:s text:c="8"/>4 = 6 ^ <text:span text:style-name="T5">X</text:span><text:span text:style-name="T4">B</text:span> mod 11</text:p>
      <text:p text:style-name="P5"><text:s text:c="8"/>from (a), <text:span text:style-name="T5">X</text:span><text:span text:style-name="T4">B</text:span> = <text:span text:style-name="T5">8</text:span></text:p>
      <text:p text:style-name="P5"><text:soft-page-break/></text:p>
      <text:p text:style-name="P7">(d) <text:s text:c="2"/>K<text:span text:style-name="T3">AB </text:span>= Y<text:span text:style-name="T3">B</text:span> ^ X<text:span text:style-name="T3">A</text:span> mod q <text:s/>= 4 ^ 6 mod 11 = 4</text:p>
      <text:p text:style-name="P7">(e) <text:s text:c="3"/>K<text:span text:style-name="T3">AB </text:span>= Y<text:span text:style-name="T3">A</text:span> ^ X<text:span text:style-name="T3">B</text:span> mod q <text:s/>= 5 ^ 8 mod 11 = 4</text:p>
      <text:p text:style-name="P7"/>
      <text:p text:style-name="P7"/>
      <text:p text:style-name="P9">4. (a)</text:p>
      <text:p text:style-name="P9">K = Y<text:span text:style-name="T3">A</text:span> ^ k mod q = 5 ^ 2 mod 11 = 3</text:p>
      <text:p text:style-name="P9"/>
      <text:p text:style-name="P9">C1 = a ^ k mod q = 7 ^ 2 mod 11 = 5</text:p>
      <text:p text:style-name="P9">C2 = KM mod q = 3 * 4 mod 11 = 1</text:p>
      <text:p text:style-name="P9"/>
      <text:p text:style-name="P9">(b) <text:s/></text:p>
      <text:p text:style-name="P9">K = C1 ^ X<text:span text:style-name="T3">A</text:span> mod q = 5 ^ 2 mod 11 = 3</text:p>
      <text:p text:style-name="P9">M = <text:s/>C2 <text:s/>* K<text:span text:style-name="T6"> -1</text:span> mod q <text:span text:style-name="T8">= 3 </text:span><text:span text:style-name="T7">-1</text:span><text:span text:style-name="T8"> mod 11 = 4</text:span></text:p>
      <text:p text:style-name="P9"><text:s text:c="4"/></text:p>
      <text:p text:style-name="P10">5. (a) <text:s/>BG can replace the PU<text:span text:style-name="T3">B <text:s/></text:span><text:s/>with his own public key PU<text:span text:style-name="T3">BG </text:span>and send it to A. </text:p>
      <text:p text:style-name="P10"/>
      <text:p text:style-name="P10">(b) <text:s/>BG can replace the signed (B key || time) with the signed (BG key || time) to A.</text:p>
      <text:p text:style-name="P10"/>
      <text:p text:style-name="P10">(c) <text:s text:c="2"/>BG could include some outdated and compromised <text:s/>signed (B key || request) to A.</text:p>
      <text:p text:style-name="P4"/>
      <text:p text:style-name="P10">(d) <text:s text:c="2"/><text:span text:style-name="T9">BG can pretend he is B and create virtual circuit with A , because there is no authentication for B, which was <text:s/>provided by N1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oft-page-break/>Programming problem:</text:p>
      <text:p text:style-name="P14">(1) Code can perform two attacks, and returned the attacked results.</text:p>
      <text:p text:style-name="P14"><text:s text:c="6"/>Code is written in Python, as Python has no limit on numbers, thus good for the application.</text:p>
      <text:p text:style-name="P14"/>
      <text:p text:style-name="P14"><text:s text:c="5"/>When numbers are small, <text:s/>log attack could be faster, when numbers are huge factor attack is far more efficient. </text:p>
      <text:p text:style-name="P14"/>
      <text:p text:style-name="P14"/>
      <text:p text:style-name="P14">RSAattack.py</text:p>
      <text:p text:style-name="P14"/>
      <text:p text:style-name="P14">#!/usr/bin/python3</text:p>
      <text:p text:style-name="P14"></text:p>
      <text:p text:style-name="P14">import math</text:p>
      <text:p text:style-name="P14">import time</text:p>
      <text:p text:style-name="P14"></text:p>
      <text:p text:style-name="P14"></text:p>
      <text:p text:style-name="P14"></text:p>
      <text:p text:style-name="P14">#the function will find the divisors, assume n is the product of two prime numbers</text:p>
      <text:p text:style-name="P14"># the function itself does not validate n is the product of 2 prime numbers</text:p>
      <text:p text:style-name="P14">def findPrimerDivisors(n) :</text:p>
      <text:p text:style-name="P14"></text:p>
      <text:p text:style-name="P14"><text:tab/>#get the largest int of squre root of n</text:p>
      <text:p text:style-name="P14"><text:tab/>sqrt = math.floor(math.sqrt(n))</text:p>
      <text:p text:style-name="P14"></text:p>
      <text:p text:style-name="P14"><text:tab/>if n % 2 == 0 :</text:p>
      <text:p text:style-name="P14"><text:tab/><text:tab/>return (2, n//2)</text:p>
      <text:p text:style-name="P14"></text:p>
      <text:p text:style-name="P14"><text:tab/>for i in range(3, sqrt+1, 2) :</text:p>
      <text:p text:style-name="P14"><text:tab/><text:tab/>if n % i == 0 : </text:p>
      <text:p text:style-name="P14"><text:tab/><text:tab/><text:tab/>return (i, n//i)</text:p>
      <text:p text:style-name="P14"></text:p>
      <text:p text:style-name="P14"><text:tab/>return (0, 0)</text:p>
      <text:p text:style-name="P14"></text:p>
      <text:p text:style-name="P14"></text:p>
      <text:p text:style-name="P14"></text:p>
      <text:p text:style-name="P14">#using euclidean algorithm , return the coeffients tuple</text:p>
      <text:p text:style-name="P14">#in tuple, first element is the remaining r, </text:p>
      <text:p text:style-name="P14"># second the multiplicative coeffients q x -1 </text:p>
      <text:p text:style-name="P14"># a = q1 b + r1 <text:s/>=&gt; <text:s/>a + (-q1) b = r1</text:p>
      <text:p text:style-name="P14"># b = q2 r1 + r2 =&gt; <text:s/>b + (-q2) r1 = r2</text:p>
      <text:p text:style-name="P14"># ....</text:p>
      <text:p text:style-name="P14"># the final coeff[1] is the inverse modulo of deKey</text:p>
      <text:p text:style-name="P14"></text:p>
      <text:p text:style-name="P14">def inverseMod(a, b) :</text:p>
      <text:p text:style-name="P14"></text:p>
      <text:p text:style-name="P14"><text:tab/>#basis case 1: <text:s/>coprime</text:p>
      <text:p text:style-name="P14"><text:tab/>if a % b == 1 :</text:p>
      <text:p text:style-name="P14"><text:tab/><text:tab/>coeff = (1, a // b * (-1))</text:p>
      <text:p text:style-name="P14"><text:tab/><text:tab/>return coeff</text:p>
      <text:p text:style-name="P14"><text:soft-page-break/><text:s text:c="3"/></text:p>
      <text:p text:style-name="P14"><text:s text:c="4"/>#basis case 2: not coprime</text:p>
      <text:p text:style-name="P14"><text:tab/>if a % b == 0 :</text:p>
      <text:p text:style-name="P14"><text:tab/><text:tab/>print("a and b are not coprime, return 0,0")</text:p>
      <text:p text:style-name="P14"><text:tab/><text:tab/>return (0, 0)</text:p>
      <text:p text:style-name="P14"></text:p>
      <text:p text:style-name="P14"><text:s text:c="4"/>#recursive cycles</text:p>
      <text:p text:style-name="P14"><text:tab/>r = a % b </text:p>
      <text:p text:style-name="P14"><text:tab/>q = a // b * (-1)</text:p>
      <text:p text:style-name="P14"></text:p>
      <text:p text:style-name="P14"><text:tab/>coeff = inverseMod(b, r)</text:p>
      <text:p text:style-name="P14"><text:tab/>newR = coeff[1]</text:p>
      <text:p text:style-name="P14"><text:tab/>newQ = coeff[0] + coeff[1] * q</text:p>
      <text:p text:style-name="P14"><text:tab/>return (newR, newQ)</text:p>
      <text:p text:style-name="P14"></text:p>
      <text:p text:style-name="P14">#the output from findInverseModulo could be negative</text:p>
      <text:p text:style-name="P14">#create the postive inverse modulo</text:p>
      <text:p text:style-name="P14">def findDeKey(p, q, enKey) :</text:p>
      <text:p text:style-name="P14"><text:tab/>totient = (p-1) * (q-1)</text:p>
      <text:p text:style-name="P14"><text:tab/>deKey = inverseMod(totient, enKey)[1]</text:p>
      <text:p text:style-name="P14"><text:tab/>if deKey &lt; 0 :</text:p>
      <text:p text:style-name="P14"><text:tab/><text:tab/>deKey += totient</text:p>
      <text:p text:style-name="P14"></text:p>
      <text:p text:style-name="P14"><text:tab/>return deKey</text:p>
      <text:p text:style-name="P14"></text:p>
      <text:p text:style-name="P14"></text:p>
      <text:p text:style-name="P14">def moduloPower(base, power, modulus) :</text:p>
      <text:p text:style-name="P14"><text:tab/>if base == 0 :</text:p>
      <text:p text:style-name="P14"><text:tab/><text:tab/>return 0</text:p>
      <text:p text:style-name="P14"></text:p>
      <text:p text:style-name="P14"><text:tab/>answer = 1</text:p>
      <text:p text:style-name="P14"><text:tab/>for i in range (0, power) :</text:p>
      <text:p text:style-name="P14"><text:tab/><text:tab/>answer = answer * base % modulus</text:p>
      <text:p text:style-name="P14"><text:tab/>return answer</text:p>
      <text:p text:style-name="P14"></text:p>
      <text:p text:style-name="P14"></text:p>
      <text:p text:style-name="P14">def factorAttack(e, n, c) :</text:p>
      <text:p text:style-name="P14"><text:tab/>start = time.clock()</text:p>
      <text:p text:style-name="P14"><text:tab/>(p,q) = findPrimerDivisors(n)</text:p>
      <text:p text:style-name="P14"><text:tab/>deKey = findDeKey(p, q ,e)</text:p>
      <text:p text:style-name="P14"><text:tab/>m = moduloPower(c, deKey, n)</text:p>
      <text:p text:style-name="P14"><text:tab/>stop = time.clock()</text:p>
      <text:p text:style-name="P14"><text:tab/>print("Factor attack output: ")</text:p>
      <text:p text:style-name="P14"><text:tab/>if deKey == 0 : </text:p>
      <text:p text:style-name="P14"><text:tab/><text:tab/>print ("Attack failed")</text:p>
      <text:p text:style-name="P14"><text:tab/>else:</text:p>
      <text:p text:style-name="P14"><text:tab/><text:tab/>print("p =", p)</text:p>
      <text:p text:style-name="P14"><text:tab/><text:tab/>print("q =", q)</text:p>
      <text:p text:style-name="P14"><text:tab/><text:tab/>print("d =", deKey)</text:p>
      <text:p text:style-name="P14"><text:soft-page-break/><text:tab/><text:tab/>print("M =", m)</text:p>
      <text:p text:style-name="P14"><text:tab/><text:tab/>print("Used time in miliseconds : ", (stop - start) * 1000, "\n")</text:p>
      <text:p text:style-name="P14"></text:p>
      <text:p text:style-name="P14"></text:p>
      <text:p text:style-name="P14">def discreteLogAttack(e, n, c) :</text:p>
      <text:p text:style-name="P14"><text:tab/>start = time.clock()</text:p>
      <text:p text:style-name="P14"><text:s text:c="4"/># m is intialized to -1, in case not found, -1 is indicative</text:p>
      <text:p text:style-name="P14"><text:tab/>m = -1 </text:p>
      <text:p text:style-name="P14"><text:tab/>if c == 0:</text:p>
      <text:p text:style-name="P14"><text:tab/><text:tab/>m = 0</text:p>
      <text:p text:style-name="P14"><text:tab/>elif c == 1:</text:p>
      <text:p text:style-name="P14"><text:tab/><text:tab/>m = 1</text:p>
      <text:p text:style-name="P14"><text:tab/>else:</text:p>
      <text:p text:style-name="P14"><text:tab/><text:tab/>for i in range(2, n) :</text:p>
      <text:p text:style-name="P14"><text:tab/><text:tab/><text:tab/>if moduloPower(i, e, n) == c :</text:p>
      <text:p text:style-name="P14"><text:tab/><text:tab/><text:tab/><text:tab/>m = i</text:p>
      <text:p text:style-name="P14"><text:tab/><text:tab/><text:tab/><text:tab/>break</text:p>
      <text:p text:style-name="P14"><text:tab/>stop = time.clock()</text:p>
      <text:p text:style-name="P14"><text:tab/>print("Discrete log attack : ")</text:p>
      <text:p text:style-name="P14"><text:tab/>if m == -1 :</text:p>
      <text:p text:style-name="P14"><text:tab/><text:tab/>print ("Attack failed")</text:p>
      <text:p text:style-name="P14"><text:tab/>else :</text:p>
      <text:p text:style-name="P14"><text:tab/><text:tab/>print ("M = ", m)</text:p>
      <text:p text:style-name="P14"><text:tab/><text:tab/>print("Used time in miliseconds : ", (stop - start) * 1000, "\n")</text:p>
      <text:p text:style-name="P14"></text:p>
      <text:p text:style-name="P14"></text:p>
      <text:p text:style-name="P14">print("RSA attack demo:")</text:p>
      <text:p text:style-name="P14"></text:p>
      <text:p text:style-name="P14">while True:</text:p>
      <text:p text:style-name="P14"></text:p>
      <text:p text:style-name="P14"><text:tab/>userInput = input("Please input public key, n, and ciphertext, separeted by space : ")</text:p>
      <text:p text:style-name="P14"><text:tab/>e = int(userInput.split(" ") [0])</text:p>
      <text:p text:style-name="P14"><text:tab/>n = int(userInput.split(" ") [1])</text:p>
      <text:p text:style-name="P14"><text:tab/>c = int(userInput.split(" ") [2])</text:p>
      <text:p text:style-name="P14"></text:p>
      <text:p text:style-name="P14"><text:tab/>factorAttack(e, n, c)</text:p>
      <text:p text:style-name="P14"><text:tab/>discreteLogAttack(e, n, c)</text:p>
      <text:p text:style-name="P14"></text:p>
      <text:p text:style-name="P14"><text:tab/>quit = input("Do you want to quit ? y for quit, all other keys for continue : <text:s/>")</text:p>
      <text:p text:style-name="P14"><text:tab/>if (quit == "Y" or quit == "y") : </text:p>
      <text:p text:style-name="P14"><text:tab/><text:tab/>break</text:p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4">Output:</text:p>
      <text:p text:style-name="P14"/>
      <text:p text:style-name="P16">yi@yi-Inspiron-5437:~/codes/python/crypto$ ./RSAattack.py</text:p>
      <text:p text:style-name="P16">RSA attack demo:</text:p>
      <text:p text:style-name="P16">Please input public key, n, and ciphertext, separeted by space : 7 15 4</text:p>
      <text:p text:style-name="P16">Factor attack output: </text:p>
      <text:p text:style-name="P16">p = 3</text:p>
      <text:p text:style-name="P16">q = 5</text:p>
      <text:p text:style-name="P16">d = 7</text:p>
      <text:p text:style-name="P16">M = 4</text:p>
      <text:p text:style-name="P16">Used time in miliseconds : <text:s/>0.04200000000000037 </text:p>
      <text:p text:style-name="P16"/>
      <text:p text:style-name="P16">Discrete log attack : </text:p>
      <text:p text:style-name="P16">M = <text:s/>4</text:p>
      <text:p text:style-name="P16">Used time in miliseconds : <text:s/>0.009999999999999593 </text:p>
      <text:p text:style-name="P16"/>
      <text:p text:style-name="P16">Do you want to quit ? y for quit, all other keys for continue : <text:s/></text:p>
      <text:p text:style-name="P16">Please input public key, n, and ciphertext, separeted by space : 13 527 289</text:p>
      <text:p text:style-name="P16">Factor attack output: </text:p>
      <text:p text:style-name="P16">p = 17</text:p>
      <text:p text:style-name="P16">q = 31</text:p>
      <text:p text:style-name="P16">d = 37</text:p>
      <text:p text:style-name="P16">M = 51</text:p>
      <text:p text:style-name="P16">Used time in miliseconds : <text:s/>0.04300000000000137 </text:p>
      <text:p text:style-name="P16"/>
      <text:p text:style-name="P16">Discrete log attack : </text:p>
      <text:p text:style-name="P16">M = <text:s/>51</text:p>
      <text:p text:style-name="P16">Used time in miliseconds : <text:s/>0.13200000000000017 </text:p>
      <text:p text:style-name="P16"/>
      <text:p text:style-name="P16">Do you want to quit ? y for quit, all other keys for continue : <text:s/></text:p>
      <text:p text:style-name="P16">Please input public key, n, and ciphertext, separeted by space : 2003 2511739 1978837</text:p>
      <text:p text:style-name="P16">Factor attack output: </text:p>
      <text:p text:style-name="P16">p = 1249</text:p>
      <text:p text:style-name="P16">q = 2011</text:p>
      <text:p text:style-name="P16">d = 1202267</text:p>
      <text:p text:style-name="P16">M = 950</text:p>
      <text:p text:style-name="P16">Used time in miliseconds : <text:s/>231.431 </text:p>
      <text:p text:style-name="P16"/>
      <text:p text:style-name="P16">Discrete log attack : </text:p>
      <text:p text:style-name="P16">M = <text:s/>950</text:p>
      <text:p text:style-name="P16">Used time in miliseconds : <text:s/>354.43699999999995 </text:p>
      <text:p text:style-name="P16"/>
      <text:p text:style-name="P16">Do you want to quit ? y for quit, all other keys for continue : <text:s/>y</text:p>
      <text:p text:style-name="P16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9:47:22.702191922</meta:creation-date>
    <dc:date>2016-03-21T13:08:26.950235284</dc:date>
    <meta:editing-duration>P4DT15H30M42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6" meta:paragraph-count="214" meta:word-count="1314" meta:character-count="6388" meta:non-whitespace-character-count="4831"/>
  </office:meta>
</office:document-meta>
</file>